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Thornton_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1</text:p>
          </table:table-cell>
          <table:table-cell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tual Infomation</text:p>
          </table:table-cell>
          <table:table-cell office:value-type="string" calcext:value-type="string">
            <text:p>JMI Ran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1294197679" calcext:value-type="float">
            <text:p>0.0621294198</text:p>
          </table:table-cell>
          <table:table-cell office:value-type="float" office:value="5" calcext:value-type="float">
            <text:p>5</text:p>
          </table:table-cell>
          <table:table-cell office:value-type="float" office:value="0.251206215899" calcext:value-type="float">
            <text:p>0.2512062159</text:p>
          </table:table-cell>
          <table:table-cell office:value-type="float" office:value="8" calcext:value-type="float">
            <text:p>8</text:p>
          </table:table-cell>
          <table:table-cell office:value-type="float" office:value="0.0337248645228" calcext:value-type="float">
            <text:p>0.0337248645</text:p>
          </table:table-cell>
          <table:table-cell office:value-type="float" office:value="10" calcext:value-type="float">
            <text:p>10</text:p>
          </table:table-cell>
          <table:table-cell table:formula="of:=AVERAGE([.B3];[.D3];[.F3])" office:value-type="float" office:value="0.115686833396567" calcext:value-type="float">
            <text:p>0.1156868334</text:p>
          </table:table-cell>
          <table:table-cell table:formula="of:=AVERAGE([.C3];[.E3];[.G3])" office:value-type="float" office:value="7.66666666666667" calcext:value-type="float">
            <text:p>7.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2175810946" calcext:value-type="float">
            <text:p>0.0752175811</text:p>
          </table:table-cell>
          <table:table-cell office:value-type="float" office:value="1" calcext:value-type="float">
            <text:p>1</text:p>
          </table:table-cell>
          <table:table-cell office:value-type="float" office:value="0.205494625133" calcext:value-type="float">
            <text:p>0.2054946251</text:p>
          </table:table-cell>
          <table:table-cell office:value-type="float" office:value="10" calcext:value-type="float">
            <text:p>10</text:p>
          </table:table-cell>
          <table:table-cell office:value-type="float" office:value="0.0690594849419" calcext:value-type="float">
            <text:p>0.0690594849</text:p>
          </table:table-cell>
          <table:table-cell office:value-type="float" office:value="9" calcext:value-type="float">
            <text:p>9</text:p>
          </table:table-cell>
          <table:table-cell table:formula="of:=AVERAGE([.B4];[.D4];[.F4])" office:value-type="float" office:value="0.116590563723167" calcext:value-type="float">
            <text:p>0.1165905637</text:p>
          </table:table-cell>
          <table:table-cell table:formula="of:=AVERAGE([.C4];[.E4];[.G4])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3452673812" calcext:value-type="float">
            <text:p>0.0633452674</text:p>
          </table:table-cell>
          <table:table-cell office:value-type="float" office:value="4" calcext:value-type="float">
            <text:p>4</text:p>
          </table:table-cell>
          <table:table-cell office:value-type="float" office:value="0.267834381341" calcext:value-type="float">
            <text:p>0.2678343813</text:p>
          </table:table-cell>
          <table:table-cell office:value-type="float" office:value="2" calcext:value-type="float">
            <text:p>2</text:p>
          </table:table-cell>
          <table:table-cell office:value-type="float" office:value="0.0733080260622" calcext:value-type="float">
            <text:p>0.0733080261</text:p>
          </table:table-cell>
          <table:table-cell office:value-type="float" office:value="2" calcext:value-type="float">
            <text:p>2</text:p>
          </table:table-cell>
          <table:table-cell table:formula="of:=AVERAGE([.B5];[.D5];[.F5])" office:value-type="float" office:value="0.134829224928133" calcext:value-type="float">
            <text:p>0.1348292249</text:p>
          </table:table-cell>
          <table:table-cell table:formula="of:=AVERAGE([.C5];[.E5];[.G5]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43273165149" calcext:value-type="float">
            <text:p>0.0643273165</text:p>
          </table:table-cell>
          <table:table-cell office:value-type="float" office:value="3" calcext:value-type="float">
            <text:p>3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738190266" calcext:value-type="float">
            <text:p>0.084573819</text:p>
          </table:table-cell>
          <table:table-cell office:value-type="float" office:value="1" calcext:value-type="float">
            <text:p>1</text:p>
          </table:table-cell>
          <table:table-cell table:formula="of:=AVERAGE([.B6];[.D6];[.F6])" office:value-type="float" office:value="0.139218408876833" calcext:value-type="float">
            <text:p>0.1392184089</text:p>
          </table:table-cell>
          <table:table-cell table:formula="of:=AVERAGE([.C6];[.E6];[.G6])" office:value-type="float" office:value="2.33333333333333" calcext:value-type="float">
            <text:p>2.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3617502243" calcext:value-type="float">
            <text:p>2.23617502243E-05</text:p>
          </table:table-cell>
          <table:table-cell office:value-type="float" office:value="19" calcext:value-type="float">
            <text:p>19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1" calcext:value-type="float">
            <text:p>21</text:p>
          </table:table-cell>
          <table:table-cell office:value-type="float" office:value="0.0000902714796905" calcext:value-type="float">
            <text:p>9.02714796905E-05</text:p>
          </table:table-cell>
          <table:table-cell office:value-type="float" office:value="20" calcext:value-type="float">
            <text:p>20</text:p>
          </table:table-cell>
          <table:table-cell table:formula="of:=AVERAGE([.B7];[.D7];[.F7])" office:value-type="float" office:value="0.0000427058053485667" calcext:value-type="float">
            <text:p>4.27058053485667E-05</text:p>
          </table:table-cell>
          <table:table-cell table:formula="of:=AVERAGE([.C7];[.E7];[.G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5584713044" calcext:value-type="float">
            <text:p>0.0475584713</text:p>
          </table:table-cell>
          <table:table-cell office:value-type="float" office:value="6" calcext:value-type="float">
            <text:p>6</text:p>
          </table:table-cell>
          <table:table-cell office:value-type="float" office:value="0.262865703667" calcext:value-type="float">
            <text:p>0.2628657037</text:p>
          </table:table-cell>
          <table:table-cell office:value-type="float" office:value="5" calcext:value-type="float">
            <text:p>5</text:p>
          </table:table-cell>
          <table:table-cell office:value-type="float" office:value="0.0552895961679" calcext:value-type="float">
            <text:p>0.0552895962</text:p>
          </table:table-cell>
          <table:table-cell office:value-type="float" office:value="5" calcext:value-type="float">
            <text:p>5</text:p>
          </table:table-cell>
          <table:table-cell table:formula="of:=AVERAGE([.B8];[.D8];[.F8])" office:value-type="float" office:value="0.121904590379767" calcext:value-type="float">
            <text:p>0.1219045904</text:p>
          </table:table-cell>
          <table:table-cell table:formula="of:=AVERAGE([.C8];[.E8];[.G8])" office:value-type="float" office:value="5.33333333333333" calcext:value-type="float">
            <text:p>5.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17741248129" calcext:value-type="float">
            <text:p>3.17741248129E-05</text:p>
          </table:table-cell>
          <table:table-cell office:value-type="float" office:value="20" calcext:value-type="float">
            <text:p>20</text:p>
          </table:table-cell>
          <table:table-cell office:value-type="float" office:value="0.0000154841861309" calcext:value-type="float">
            <text:p>1.54841861309E-05</text:p>
          </table:table-cell>
          <table:table-cell office:value-type="float" office:value="22" calcext:value-type="float">
            <text:p>22</text:p>
          </table:table-cell>
          <table:table-cell office:value-type="float" office:value="0.000052605783836" calcext:value-type="float">
            <text:p>5.2605783836E-05</text:p>
          </table:table-cell>
          <table:table-cell office:value-type="float" office:value="21" calcext:value-type="float">
            <text:p>21</text:p>
          </table:table-cell>
          <table:table-cell table:formula="of:=AVERAGE([.B9];[.D9];[.F9])" office:value-type="float" office:value="0.0000332880315932667" calcext:value-type="float">
            <text:p>0.000033288</text:p>
          </table:table-cell>
          <table:table-cell table:formula="of:=AVERAGE([.C9];[.E9];[.G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58380546289" calcext:value-type="float">
            <text:p>2.58380546289E-05</text:p>
          </table:table-cell>
          <table:table-cell office:value-type="float" office:value="18" calcext:value-type="float">
            <text:p>18</text:p>
          </table:table-cell>
          <table:table-cell office:value-type="float" office:value="0.00889040364843" calcext:value-type="float">
            <text:p>0.0088904036</text:p>
          </table:table-cell>
          <table:table-cell office:value-type="float" office:value="16" calcext:value-type="float">
            <text:p>16</text:p>
          </table:table-cell>
          <table:table-cell office:value-type="float" office:value="0.000720556067327" calcext:value-type="float">
            <text:p>0.0007205561</text:p>
          </table:table-cell>
          <table:table-cell office:value-type="float" office:value="17" calcext:value-type="float">
            <text:p>17</text:p>
          </table:table-cell>
          <table:table-cell table:formula="of:=AVERAGE([.B10];[.D10];[.F10])" office:value-type="float" office:value="0.00321226592346197" calcext:value-type="float">
            <text:p>0.0032122659</text:p>
          </table:table-cell>
          <table:table-cell table:formula="of:=AVERAGE([.C10];[.E10];[.G1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3038420668" calcext:value-type="float">
            <text:p>0.0313038421</text:p>
          </table:table-cell>
          <table:table-cell office:value-type="float" office:value="9" calcext:value-type="float">
            <text:p>9</text:p>
          </table:table-cell>
          <table:table-cell office:value-type="float" office:value="0.241813039977" calcext:value-type="float">
            <text:p>0.24181304</text:p>
          </table:table-cell>
          <table:table-cell office:value-type="float" office:value="7" calcext:value-type="float">
            <text:p>7</text:p>
          </table:table-cell>
          <table:table-cell office:value-type="float" office:value="0.0678350260211" calcext:value-type="float">
            <text:p>0.067835026</text:p>
          </table:table-cell>
          <table:table-cell office:value-type="float" office:value="7" calcext:value-type="float">
            <text:p>7</text:p>
          </table:table-cell>
          <table:table-cell table:formula="of:=AVERAGE([.B11];[.D11];[.F11])" office:value-type="float" office:value="0.113650636021633" calcext:value-type="float">
            <text:p>0.113650636</text:p>
          </table:table-cell>
          <table:table-cell table:formula="of:=AVERAGE([.C11];[.E11];[.G11])" office:value-type="float" office:value="7.66666666666667" calcext:value-type="float">
            <text:p>7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708682741624" calcext:value-type="float">
            <text:p>7.08682741624E-05</text:p>
          </table:table-cell>
          <table:table-cell office:value-type="float" office:value="17" calcext:value-type="float">
            <text:p>17</text:p>
          </table:table-cell>
          <table:table-cell office:value-type="float" office:value="0.000154923650734" calcext:value-type="float">
            <text:p>0.0001549237</text:p>
          </table:table-cell>
          <table:table-cell office:value-type="float" office:value="20" calcext:value-type="float">
            <text:p>20</text:p>
          </table:table-cell>
          <table:table-cell office:value-type="float" office:value="0.00000750612473444" calcext:value-type="float">
            <text:p>7.50612473444E-06</text:p>
          </table:table-cell>
          <table:table-cell office:value-type="float" office:value="22" calcext:value-type="float">
            <text:p>22</text:p>
          </table:table-cell>
          <table:table-cell table:formula="of:=AVERAGE([.B12];[.D12];[.F12])" office:value-type="float" office:value="0.0000777660165436133" calcext:value-type="float">
            <text:p>0.000077766</text:p>
          </table:table-cell>
          <table:table-cell table:formula="of:=AVERAGE([.C12];[.E12];[.G12])" office:value-type="float" office:value="19.6666666666667" calcext:value-type="float">
            <text:p>19.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4621106024" calcext:value-type="float">
            <text:p>1.4621106024E-06</text:p>
          </table:table-cell>
          <table:table-cell office:value-type="float" office:value="22" calcext:value-type="float">
            <text:p>22</text:p>
          </table:table-cell>
          <table:table-cell office:value-type="float" office:value="0.271306704636" calcext:value-type="float">
            <text:p>0.2713067046</text:p>
          </table:table-cell>
          <table:table-cell office:value-type="float" office:value="1" calcext:value-type="float">
            <text:p>1</text:p>
          </table:table-cell>
          <table:table-cell office:value-type="float" office:value="0.08045741689" calcext:value-type="float">
            <text:p>0.0804574169</text:p>
          </table:table-cell>
          <table:table-cell office:value-type="float" office:value="4" calcext:value-type="float">
            <text:p>4</text:p>
          </table:table-cell>
          <table:table-cell table:formula="of:=AVERAGE([.B13];[.D13];[.F13])" office:value-type="float" office:value="0.117255194545534" calcext:value-type="float">
            <text:p>0.1172551945</text:p>
          </table:table-cell>
          <table:table-cell table:formula="of:=AVERAGE([.C13];[.E13];[.G1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3415218131" calcext:value-type="float">
            <text:p>0.0243415218</text:p>
          </table:table-cell>
          <table:table-cell office:value-type="float" office:value="11" calcext:value-type="float">
            <text:p>11</text:p>
          </table:table-cell>
          <table:table-cell office:value-type="float" office:value="0.0629998336837" calcext:value-type="float">
            <text:p>0.0629998337</text:p>
          </table:table-cell>
          <table:table-cell office:value-type="float" office:value="11" calcext:value-type="float">
            <text:p>11</text:p>
          </table:table-cell>
          <table:table-cell office:value-type="float" office:value="0.00068184289485" calcext:value-type="float">
            <text:p>0.0006818429</text:p>
          </table:table-cell>
          <table:table-cell office:value-type="float" office:value="16" calcext:value-type="float">
            <text:p>16</text:p>
          </table:table-cell>
          <table:table-cell table:formula="of:=AVERAGE([.B14];[.D14];[.F14])" office:value-type="float" office:value="0.02934106613055" calcext:value-type="float">
            <text:p>0.0293410661</text:p>
          </table:table-cell>
          <table:table-cell table:formula="of:=AVERAGE([.C14];[.E14];[.G14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34039565662" calcext:value-type="float">
            <text:p>0.0033403957</text:p>
          </table:table-cell>
          <table:table-cell office:value-type="float" office:value="15" calcext:value-type="float">
            <text:p>15</text:p>
          </table:table-cell>
          <table:table-cell office:value-type="float" office:value="0.0011569938626" calcext:value-type="float">
            <text:p>0.0011569939</text:p>
          </table:table-cell>
          <table:table-cell office:value-type="float" office:value="17" calcext:value-type="float">
            <text:p>17</text:p>
          </table:table-cell>
          <table:table-cell office:value-type="float" office:value="0.0798214593425" calcext:value-type="float">
            <text:p>0.0798214593</text:p>
          </table:table-cell>
          <table:table-cell office:value-type="float" office:value="6" calcext:value-type="float">
            <text:p>6</text:p>
          </table:table-cell>
          <table:table-cell table:formula="of:=AVERAGE([.B15];[.D15];[.F15])" office:value-type="float" office:value="0.0281062829539067" calcext:value-type="float">
            <text:p>0.028106283</text:p>
          </table:table-cell>
          <table:table-cell table:formula="of:=AVERAGE([.C15];[.E15];[.G15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15412218015" calcext:value-type="float">
            <text:p>0.0031541222</text:p>
          </table:table-cell>
          <table:table-cell office:value-type="float" office:value="14" calcext:value-type="float">
            <text:p>14</text:p>
          </table:table-cell>
          <table:table-cell office:value-type="float" office:value="0.0108497430737" calcext:value-type="float">
            <text:p>0.0108497431</text:p>
          </table:table-cell>
          <table:table-cell office:value-type="float" office:value="15" calcext:value-type="float">
            <text:p>15</text:p>
          </table:table-cell>
          <table:table-cell office:value-type="float" office:value="0.0260639781449" calcext:value-type="float">
            <text:p>0.0260639781</text:p>
          </table:table-cell>
          <table:table-cell office:value-type="float" office:value="11" calcext:value-type="float">
            <text:p>11</text:p>
          </table:table-cell>
          <table:table-cell table:formula="of:=AVERAGE([.B16];[.D16];[.F16])" office:value-type="float" office:value="0.0133559477995833" calcext:value-type="float">
            <text:p>0.0133559478</text:p>
          </table:table-cell>
          <table:table-cell table:formula="of:=AVERAGE([.C16];[.E16];[.G16])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89685074056" calcext:value-type="float">
            <text:p>0.0028968507</text:p>
          </table:table-cell>
          <table:table-cell office:value-type="float" office:value="8" calcext:value-type="float">
            <text:p>8</text:p>
          </table:table-cell>
          <table:table-cell office:value-type="float" office:value="0.0417302465475" calcext:value-type="float">
            <text:p>0.0417302465</text:p>
          </table:table-cell>
          <table:table-cell office:value-type="float" office:value="6" calcext:value-type="float">
            <text:p>6</text:p>
          </table:table-cell>
          <table:table-cell office:value-type="float" office:value="0.000889520256465" calcext:value-type="float">
            <text:p>0.0008895203</text:p>
          </table:table-cell>
          <table:table-cell office:value-type="float" office:value="12" calcext:value-type="float">
            <text:p>12</text:p>
          </table:table-cell>
          <table:table-cell table:formula="of:=AVERAGE([.B17];[.D17];[.F17])" office:value-type="float" office:value="0.015172205848175" calcext:value-type="float">
            <text:p>0.0151722058</text:p>
          </table:table-cell>
          <table:table-cell table:formula="of:=AVERAGE([.C17];[.E17];[.G17])" office:value-type="float" office:value="8.66666666666667" calcext:value-type="float">
            <text:p>8.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25144280046" calcext:value-type="float">
            <text:p>0.0022514428</text:p>
          </table:table-cell>
          <table:table-cell office:value-type="float" office:value="16" calcext:value-type="float">
            <text:p>16</text:p>
          </table:table-cell>
          <table:table-cell office:value-type="float" office:value="0.000983397242142" calcext:value-type="float">
            <text:p>0.0009833972</text:p>
          </table:table-cell>
          <table:table-cell office:value-type="float" office:value="18" calcext:value-type="float">
            <text:p>18</text:p>
          </table:table-cell>
          <table:table-cell office:value-type="float" office:value="0.0819234386605" calcext:value-type="float">
            <text:p>0.0819234387</text:p>
          </table:table-cell>
          <table:table-cell office:value-type="float" office:value="3" calcext:value-type="float">
            <text:p>3</text:p>
          </table:table-cell>
          <table:table-cell table:formula="of:=AVERAGE([.B18];[.D18];[.F18])" office:value-type="float" office:value="0.028386092901034" calcext:value-type="float">
            <text:p>0.0283860929</text:p>
          </table:table-cell>
          <table:table-cell table:formula="of:=AVERAGE([.C18];[.E18];[.G18])" office:value-type="float" office:value="12.3333333333333" calcext:value-type="float">
            <text:p>12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5679455702" calcext:value-type="float">
            <text:p>0.0225679456</text:p>
          </table:table-cell>
          <table:table-cell office:value-type="float" office:value="10" calcext:value-type="float">
            <text:p>10</text:p>
          </table:table-cell>
          <table:table-cell office:value-type="float" office:value="0.0514665094053" calcext:value-type="float">
            <text:p>0.0514665094</text:p>
          </table:table-cell>
          <table:table-cell office:value-type="float" office:value="12" calcext:value-type="float">
            <text:p>12</text:p>
          </table:table-cell>
          <table:table-cell office:value-type="float" office:value="0.00133714485645" calcext:value-type="float">
            <text:p>0.0013371449</text:p>
          </table:table-cell>
          <table:table-cell office:value-type="float" office:value="18" calcext:value-type="float">
            <text:p>18</text:p>
          </table:table-cell>
          <table:table-cell table:formula="of:=AVERAGE([.B19];[.D19];[.F19])" office:value-type="float" office:value="0.02512386661065" calcext:value-type="float">
            <text:p>0.0251238666</text:p>
          </table:table-cell>
          <table:table-cell table:formula="of:=AVERAGE([.C19];[.E19];[.G19])" office:value-type="float" office:value="13.3333333333333" calcext:value-type="float">
            <text:p>13.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25323074184" calcext:value-type="float">
            <text:p>1.25323074184E-06</text:p>
          </table:table-cell>
          <table:table-cell office:value-type="float" office:value="21" calcext:value-type="float">
            <text:p>21</text:p>
          </table:table-cell>
          <table:table-cell office:value-type="float" office:value="0.000271235819286" calcext:value-type="float">
            <text:p>0.0002712358</text:p>
          </table:table-cell>
          <table:table-cell office:value-type="float" office:value="19" calcext:value-type="float">
            <text:p>19</text:p>
          </table:table-cell>
          <table:table-cell office:value-type="float" office:value="0.000645059380131" calcext:value-type="float">
            <text:p>0.0006450594</text:p>
          </table:table-cell>
          <table:table-cell office:value-type="float" office:value="19" calcext:value-type="float">
            <text:p>19</text:p>
          </table:table-cell>
          <table:table-cell table:formula="of:=AVERAGE([.B20];[.D20];[.F20])" office:value-type="float" office:value="0.000305849476719613" calcext:value-type="float">
            <text:p>0.0003058495</text:p>
          </table:table-cell>
          <table:table-cell table:formula="of:=AVERAGE([.C20];[.E20];[.G20])" office:value-type="float" office:value="19.6666666666667" calcext:value-type="float">
            <text:p>19.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352698937" calcext:value-type="float">
            <text:p>0.0173526989</text:p>
          </table:table-cell>
          <table:table-cell office:value-type="float" office:value="12" calcext:value-type="float">
            <text:p>12</text:p>
          </table:table-cell>
          <table:table-cell office:value-type="float" office:value="0.0385090459674" calcext:value-type="float">
            <text:p>0.038509046</text:p>
          </table:table-cell>
          <table:table-cell office:value-type="float" office:value="13" calcext:value-type="float">
            <text:p>13</text:p>
          </table:table-cell>
          <table:table-cell office:value-type="float" office:value="0.0170807367709" calcext:value-type="float">
            <text:p>0.0170807368</text:p>
          </table:table-cell>
          <table:table-cell office:value-type="float" office:value="13" calcext:value-type="float">
            <text:p>13</text:p>
          </table:table-cell>
          <table:table-cell table:formula="of:=AVERAGE([.B21];[.D21];[.F21])" office:value-type="float" office:value="0.0243141605584333" calcext:value-type="float">
            <text:p>0.0243141606</text:p>
          </table:table-cell>
          <table:table-cell table:formula="of:=AVERAGE([.C21];[.E21];[.G21])" office:value-type="float" office:value="12.6666666666667" calcext:value-type="float">
            <text:p>12.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8793096142" calcext:value-type="float">
            <text:p>0.008487931</text:p>
          </table:table-cell>
          <table:table-cell office:value-type="float" office:value="13" calcext:value-type="float">
            <text:p>13</text:p>
          </table:table-cell>
          <table:table-cell office:value-type="float" office:value="0.021669357356" calcext:value-type="float">
            <text:p>0.0216693574</text:p>
          </table:table-cell>
          <table:table-cell office:value-type="float" office:value="14" calcext:value-type="float">
            <text:p>14</text:p>
          </table:table-cell>
          <table:table-cell office:value-type="float" office:value="0.00218259551237" calcext:value-type="float">
            <text:p>0.0021825955</text:p>
          </table:table-cell>
          <table:table-cell office:value-type="float" office:value="15" calcext:value-type="float">
            <text:p>15</text:p>
          </table:table-cell>
          <table:table-cell table:formula="of:=AVERAGE([.B22];[.D22];[.F22])" office:value-type="float" office:value="0.0107799612765967" calcext:value-type="float">
            <text:p>0.0107799613</text:p>
          </table:table-cell>
          <table:table-cell table:formula="of:=AVERAGE([.C22];[.E22];[.G2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1832646453" calcext:value-type="float">
            <text:p>0.0318326465</text:p>
          </table:table-cell>
          <table:table-cell office:value-type="float" office:value="7" calcext:value-type="float">
            <text:p>7</text:p>
          </table:table-cell>
          <table:table-cell office:value-type="float" office:value="0.121425753922" calcext:value-type="float">
            <text:p>0.1214257539</text:p>
          </table:table-cell>
          <table:table-cell office:value-type="float" office:value="4" calcext:value-type="float">
            <text:p>4</text:p>
          </table:table-cell>
          <table:table-cell office:value-type="float" office:value="0.0503933623686" calcext:value-type="float">
            <text:p>0.0503933624</text:p>
          </table:table-cell>
          <table:table-cell office:value-type="float" office:value="8" calcext:value-type="float">
            <text:p>8</text:p>
          </table:table-cell>
          <table:table-cell table:formula="of:=AVERAGE([.B23];[.D23];[.F23])" office:value-type="float" office:value="0.0678839209145333" calcext:value-type="float">
            <text:p>0.0678839209</text:p>
          </table:table-cell>
          <table:table-cell table:formula="of:=AVERAGE([.C23];[.E23];[.G23])"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91150656289" calcext:value-type="float">
            <text:p>0.0491150656</text:p>
          </table:table-cell>
          <table:table-cell office:value-type="float" office:value="2" calcext:value-type="float">
            <text:p>2</text:p>
          </table:table-cell>
          <table:table-cell office:value-type="float" office:value="0.221588785297" calcext:value-type="float">
            <text:p>0.2215887853</text:p>
          </table:table-cell>
          <table:table-cell office:value-type="float" office:value="9" calcext:value-type="float">
            <text:p>9</text:p>
          </table:table-cell>
          <table:table-cell office:value-type="float" office:value="0.0100838253314" calcext:value-type="float">
            <text:p>0.0100838253</text:p>
          </table:table-cell>
          <table:table-cell office:value-type="float" office:value="14" calcext:value-type="float">
            <text:p>14</text:p>
          </table:table-cell>
          <table:table-cell table:formula="of:=AVERAGE([.B24];[.D24];[.F24])" office:value-type="float" office:value="0.0935958920857667" calcext:value-type="float">
            <text:p>0.0935958921</text:p>
          </table:table-cell>
          <table:table-cell table:formula="of:=AVERAGE([.C24];[.E24];[.G24])" office:value-type="float" office:value="8.33333333333333" calcext:value-type="float">
            <text:p>8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1:44:23.950915483</dc:date>
    <meta:editing-duration>PT6M46S</meta:editing-duration>
    <meta:editing-cycles>2</meta:editing-cycles>
    <meta:generator>LibreOffice/5.1.4.2$Linux_X86_64 LibreOffice_project/10m0$Build-2</meta:generator>
    <meta:document-statistic meta:table-count="1" meta:cell-count="211" meta:object-count="0"/>
  </office:meta>
</office:document-meta>
</file>